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addb4"/>
    </style:style>
    <style:style style:name="T1" style:family="text">
      <style:text-properties fo:font-weight="bold" officeooo:rsid="001addb4" style:font-weight-asian="bold" style:font-weight-complex="bold"/>
    </style:style>
    <style:style style:name="T2" style:family="text">
      <style:text-properties fo:font-weight="bold" officeooo:rsid="001ccf50" style:font-weight-asian="bold" style:font-weight-complex="bold"/>
    </style:style>
    <style:style style:name="T3" style:family="text">
      <style:text-properties fo:font-style="italic" fo:font-weight="bold" officeooo:rsid="001addb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cf50" style:font-style-asian="italic" style:font-weight-asian="bold" style:font-style-complex="italic" style:font-weight-complex="bold"/>
    </style:style>
    <style:style style:name="T5" style:family="text">
      <style:text-properties officeooo:rsid="001b8146"/>
    </style:style>
    <style:style style:name="T6" style:family="text">
      <style:text-properties officeooo:rsid="001ccf50"/>
    </style:style>
    <style:style style:name="T7" style:family="text">
      <style:text-properties fo:font-style="normal" fo:font-weight="bold" officeooo:rsid="001ccf50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Author 1</text:span></text:span><text:span text:style-name="Strong_20_Emphasis">:</text:span> Conceptualization, Methodology, Software, Validation, Writing - Original Draft <text:s/><text:span text:style-name="Strong_20_Emphasis"><text:span text:style-name="T2">Author 2</text:span></text:span>: Resources, Supervision. <text:span text:style-name="Strong_20_Emphasis"><text:span text:style-name="T2">Author 3</text:span></text:span>: Resources, Supervision, Writing - Review &amp; Editing . <text:span text:style-name="Emphasis"><text:span text:style-name="T7">Author 4</text:span></text:span><text:span text:style-name="Emphasis">:</text:span> <text:span text:style-name="T5">R</text:span>esources, Supervision, Writing - Review &amp; Edit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9:02:28.298873453</meta:creation-date>
    <dc:date>2021-10-23T23:51:07.477222575</dc:date>
    <meta:editing-duration>PT3M9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1" meta:word-count="33" meta:character-count="248" meta:non-whitespace-character-count="215"/>
  </office:meta>
</office:document-meta>
</file>